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8000002D1C7FBC8AA.png"/>
  <manifest:file-entry manifest:media-type="image/png" manifest:full-path="Pictures/10000201000001F8000002D1939099CB.png"/>
  <manifest:file-entry manifest:media-type="image/png" manifest:full-path="Pictures/10000201000000FD000001698D14B39C.png"/>
  <manifest:file-entry manifest:media-type="image/png" manifest:full-path="Pictures/10000201000001F8000002D1DBDDDAB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375cm"/>
    </style:style>
    <style:style style:name="gr7" style:family="graphic" style:parent-style-name="standard">
      <style:graphic-properties draw:stroke="none" svg:stroke-color="#000000" draw:fill="none" draw:fill-color="#ffffff" fo:min-height="0.393cm"/>
    </style:style>
    <style:style style:name="gr8" style:family="graphic" style:parent-style-name="standard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92cm"/>
    </style:style>
    <style:style style:name="gr1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fo:min-height="2.637cm"/>
    </style:style>
    <style:style style:name="gr14" style:family="graphic" style:parent-style-name="standard">
      <style:graphic-properties draw:stroke="none" svg:stroke-color="#000000" draw:fill="none" draw:fill-color="#ffffff" fo:min-height="12.033cm"/>
    </style:style>
    <style:style style:name="P1" style:family="paragraph">
      <style:paragraph-properties fo:text-align="center"/>
    </style:style>
    <style:style style:name="P2" style:family="paragraph">
      <style:text-properties fo:color="#cccccc" fo:font-size="12pt" fo:text-shadow="1pt 1pt" fo:font-weight="bold" style:font-size-asian="12pt" style:font-weight-asian="bold" style:font-size-complex="12pt" style:font-weight-complex="bold"/>
    </style:style>
    <style:style style:name="T1" style:family="text">
      <style:text-properties fo:color="#cccccc" fo:font-size="16pt" fo:text-shadow="1pt 1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cm" svg:height="2.003cm" svg:x="3.329cm" svg:y="6.894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5.229cm" svg:y="6.923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7.011cm" svg:y="6.984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8.672cm" svg:y="6.948cm">
          <draw:image xlink:href="Pictures/10000201000000FD000001698D14B39C.png" xlink:type="simple" xlink:show="embed" xlink:actuate="onLoad">
            <text:p/>
          </draw:image>
        </draw:frame>
        <draw:frame draw:style-name="gr1" draw:text-style-name="P1" draw:layer="layout" svg:width="1.4cm" svg:height="2.003cm" svg:x="6.889cm" svg:y="9.14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8.642cm" svg:y="9.132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5.224cm" svg:y="9.157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3.381cm" svg:y="9.103cm">
          <draw:image xlink:href="Pictures/10000201000000FD000001698D14B39C.png" xlink:type="simple" xlink:show="embed" xlink:actuate="onLoad">
            <text:p/>
          </draw:image>
        </draw:frame>
        <draw:frame draw:style-name="gr1" draw:text-style-name="P1" draw:layer="layout" svg:width="1.4cm" svg:height="2.003cm" svg:x="3.274cm" svg:y="11.311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5.174cm" svg:y="11.34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6.956cm" svg:y="11.401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8.617cm" svg:y="11.365cm">
          <draw:image xlink:href="Pictures/10000201000000FD000001698D14B39C.png" xlink:type="simple" xlink:show="embed" xlink:actuate="onLoad">
            <text:p/>
          </draw:image>
        </draw:frame>
        <draw:frame draw:style-name="gr1" draw:text-style-name="P1" draw:layer="layout" svg:width="1.4cm" svg:height="2.003cm" svg:x="6.834cm" svg:y="13.557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8.587cm" svg:y="13.549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5.169cm" svg:y="13.574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3.326cm" svg:y="13.52cm">
          <draw:image xlink:href="Pictures/10000201000000FD000001698D14B39C.png" xlink:type="simple" xlink:show="embed" xlink:actuate="onLoad">
            <text:p/>
          </draw:image>
        </draw:frame>
        <draw:frame draw:style-name="gr3" draw:text-style-name="P2" draw:layer="layout" svg:width="1.377cm" svg:height="1.139cm" svg:x="3.226cm" svg:y="6.881cm">
          <draw:text-box>
            <text:p text:style-name="P2"><text:span text:style-name="T1">10</text:span></text:p>
          </draw:text-box>
        </draw:frame>
        <draw:frame draw:style-name="gr3" draw:text-style-name="P2" draw:layer="layout" svg:width="1.377cm" svg:height="1.139cm" svg:x="5.06cm" svg:y="6.944cm">
          <draw:text-box>
            <text:p text:style-name="P2"><text:span text:style-name="T1">20</text:span></text:p>
          </draw:text-box>
        </draw:frame>
        <draw:frame draw:style-name="gr3" draw:text-style-name="P2" draw:layer="layout" svg:width="1.377cm" svg:height="1.139cm" svg:x="5.048cm" svg:y="9.073cm">
          <draw:text-box>
            <text:p text:style-name="P2"><text:span text:style-name="T1">60</text:span></text:p>
          </draw:text-box>
        </draw:frame>
        <draw:frame draw:style-name="gr3" draw:text-style-name="P2" draw:layer="layout" svg:width="1.377cm" svg:height="1.139cm" svg:x="3.165cm" svg:y="9.011cm">
          <draw:text-box>
            <text:p text:style-name="P2"><text:span text:style-name="T1">50</text:span></text:p>
          </draw:text-box>
        </draw:frame>
        <draw:frame draw:style-name="gr3" draw:text-style-name="P2" draw:layer="layout" svg:width="1.377cm" svg:height="1.139cm" svg:x="8.445cm" svg:y="6.931cm">
          <draw:text-box>
            <text:p text:style-name="P2"><text:span text:style-name="T1">40</text:span></text:p>
          </draw:text-box>
        </draw:frame>
        <draw:frame draw:style-name="gr3" draw:text-style-name="P2" draw:layer="layout" svg:width="1.377cm" svg:height="1.139cm" svg:x="6.783cm" svg:y="6.956cm">
          <draw:text-box>
            <text:p text:style-name="P2"><text:span text:style-name="T1">30</text:span></text:p>
          </draw:text-box>
        </draw:frame>
        <draw:frame draw:style-name="gr3" draw:text-style-name="P2" draw:layer="layout" svg:width="1.377cm" svg:height="1.139cm" svg:x="6.722cm" svg:y="9.097cm">
          <draw:text-box>
            <text:p text:style-name="P2"><text:span text:style-name="T1">70</text:span></text:p>
          </draw:text-box>
        </draw:frame>
        <draw:frame draw:style-name="gr3" draw:text-style-name="P2" draw:layer="layout" svg:width="1.377cm" svg:height="1.139cm" svg:x="3.13cm" svg:y="11.252cm">
          <draw:text-box>
            <text:p text:style-name="P2"><text:span text:style-name="T1">90</text:span></text:p>
          </draw:text-box>
        </draw:frame>
        <draw:frame draw:style-name="gr3" draw:text-style-name="P2" draw:layer="layout" svg:width="1.377cm" svg:height="1.139cm" svg:x="8.507cm" svg:y="9.086cm">
          <draw:text-box>
            <text:p text:style-name="P2"><text:span text:style-name="T1">80</text:span></text:p>
          </draw:text-box>
        </draw:frame>
        <draw:frame draw:style-name="gr4" draw:text-style-name="P2" draw:layer="layout" svg:width="1.706cm" svg:height="1.547cm" svg:x="5.051cm" svg:y="11.376cm">
          <draw:text-box>
            <text:p text:style-name="P2"><text:span text:style-name="T1">100</text:span></text:p>
          </draw:text-box>
        </draw:frame>
        <draw:frame draw:style-name="gr4" draw:text-style-name="P2" draw:layer="layout" svg:width="1.706cm" svg:height="1.547cm" svg:x="8.41cm" svg:y="13.444cm">
          <draw:text-box>
            <text:p text:style-name="P2"><text:span text:style-name="T1">160</text:span></text:p>
          </draw:text-box>
        </draw:frame>
        <draw:frame draw:style-name="gr4" draw:text-style-name="P2" draw:layer="layout" svg:width="1.706cm" svg:height="1.547cm" svg:x="6.626cm" svg:y="13.444cm">
          <draw:text-box>
            <text:p text:style-name="P2"><text:span text:style-name="T1">150</text:span></text:p>
          </draw:text-box>
        </draw:frame>
        <draw:frame draw:style-name="gr4" draw:text-style-name="P2" draw:layer="layout" svg:width="1.706cm" svg:height="1.547cm" svg:x="4.977cm" svg:y="13.445cm">
          <draw:text-box>
            <text:p text:style-name="P2"><text:span text:style-name="T1">140</text:span></text:p>
          </draw:text-box>
        </draw:frame>
        <draw:frame draw:style-name="gr4" draw:text-style-name="P2" draw:layer="layout" svg:width="1.706cm" svg:height="1.547cm" svg:x="3.155cm" svg:y="13.42cm">
          <draw:text-box>
            <text:p text:style-name="P2"><text:span text:style-name="T1">130</text:span></text:p>
          </draw:text-box>
        </draw:frame>
        <draw:frame draw:style-name="gr4" draw:text-style-name="P2" draw:layer="layout" svg:width="1.706cm" svg:height="1.547cm" svg:x="8.373cm" svg:y="11.316cm">
          <draw:text-box>
            <text:p text:style-name="P2"><text:span text:style-name="T1">120</text:span></text:p>
          </draw:text-box>
        </draw:frame>
        <draw:frame draw:style-name="gr4" draw:text-style-name="P2" draw:layer="layout" svg:width="1.706cm" svg:height="1.547cm" svg:x="6.725cm" svg:y="11.34cm">
          <draw:text-box>
            <text:p text:style-name="P2"><text:span text:style-name="T1">110</text:span></text:p>
          </draw:text-box>
        </draw:frame>
        <draw:rect draw:style-name="gr5" draw:text-style-name="P1" draw:layer="layout" svg:width="10.07cm" svg:height="5.772cm" svg:x="12.748cm" svg:y="5.773cm">
          <text:p/>
        </draw:rect>
        <draw:rect draw:style-name="gr5" draw:text-style-name="P1" draw:layer="layout" svg:width="10.07cm" svg:height="5.772cm" svg:x="12.748cm" svg:y="11.674cm">
          <text:p/>
        </draw:rect>
        <draw:frame draw:style-name="gr3" draw:text-style-name="P2" draw:layer="layout" svg:width="1.377cm" svg:height="1.139cm" svg:x="12.806cm" svg:y="5.841cm">
          <draw:text-box>
            <text:p text:style-name="P2"><text:span text:style-name="T1">05</text:span></text:p>
          </draw:text-box>
        </draw:frame>
        <draw:frame draw:style-name="gr3" draw:text-style-name="P2" draw:layer="layout" svg:width="1.377cm" svg:height="1.139cm" svg:x="8.446cm" svg:y="6.932cm">
          <draw:text-box>
            <text:p text:style-name="P2"><text:span text:style-name="T1">40</text:span></text:p>
          </draw:text-box>
        </draw:frame>
        <draw:frame draw:style-name="gr3" draw:text-style-name="P2" draw:layer="layout" svg:width="1.377cm" svg:height="1.139cm" svg:x="12.631cm" svg:y="11.695cm">
          <draw:text-box>
            <text:p text:style-name="P2"><text:span text:style-name="T1">10</text:span></text:p>
          </draw:text-box>
        </draw:frame>
        <draw:frame draw:style-name="gr6" draw:layer="layout" svg:width="2.694cm" svg:height="0.963cm" svg:x="19.996cm" svg:y="5.901cm">
          <draw:text-box>
            <text:p>Série 1</text:p>
          </draw:text-box>
        </draw:frame>
        <draw:frame draw:style-name="gr6" draw:layer="layout" svg:width="2.694cm" svg:height="0.963cm" svg:x="20.573cm" svg:y="11.739cm">
          <draw:text-box>
            <text:p>Série 2</text:p>
          </draw:text-box>
        </draw:frame>
        <draw:frame draw:style-name="gr1" draw:text-style-name="P1" draw:layer="layout" svg:width="1.4cm" svg:height="2.003cm" svg:x="14.601cm" svg:y="7.15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16.501cm" svg:y="7.179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18.283cm" svg:y="7.24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19.944cm" svg:y="7.204cm">
          <draw:image xlink:href="Pictures/10000201000000FD000001698D14B39C.png" xlink:type="simple" xlink:show="embed" xlink:actuate="onLoad">
            <text:p/>
          </draw:image>
        </draw:frame>
        <draw:frame draw:style-name="gr1" draw:text-style-name="P1" draw:layer="layout" svg:width="1.4cm" svg:height="2.003cm" svg:x="18.161cm" svg:y="9.396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19.914cm" svg:y="9.388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16.496cm" svg:y="9.413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14.653cm" svg:y="9.359cm">
          <draw:image xlink:href="Pictures/10000201000000FD000001698D14B39C.png" xlink:type="simple" xlink:show="embed" xlink:actuate="onLoad">
            <text:p/>
          </draw:image>
        </draw:frame>
        <draw:frame draw:style-name="gr3" draw:text-style-name="P2" draw:layer="layout" svg:width="1.377cm" svg:height="1.139cm" svg:x="14.498cm" svg:y="7.137cm">
          <draw:text-box>
            <text:p text:style-name="P2"><text:span text:style-name="T1">10</text:span></text:p>
          </draw:text-box>
        </draw:frame>
        <draw:frame draw:style-name="gr3" draw:text-style-name="P2" draw:layer="layout" svg:width="1.377cm" svg:height="1.139cm" svg:x="16.332cm" svg:y="7.2cm">
          <draw:text-box>
            <text:p text:style-name="P2"><text:span text:style-name="T1">20</text:span></text:p>
          </draw:text-box>
        </draw:frame>
        <draw:frame draw:style-name="gr3" draw:text-style-name="P2" draw:layer="layout" svg:width="1.377cm" svg:height="1.139cm" svg:x="16.32cm" svg:y="9.329cm">
          <draw:text-box>
            <text:p text:style-name="P2"><text:span text:style-name="T1">60</text:span></text:p>
          </draw:text-box>
        </draw:frame>
        <draw:frame draw:style-name="gr3" draw:text-style-name="P2" draw:layer="layout" svg:width="1.377cm" svg:height="1.139cm" svg:x="14.437cm" svg:y="9.267cm">
          <draw:text-box>
            <text:p text:style-name="P2"><text:span text:style-name="T1">50</text:span></text:p>
          </draw:text-box>
        </draw:frame>
        <draw:frame draw:style-name="gr3" draw:text-style-name="P2" draw:layer="layout" svg:width="1.377cm" svg:height="1.139cm" svg:x="19.717cm" svg:y="7.187cm">
          <draw:text-box>
            <text:p text:style-name="P2"><text:span text:style-name="T1">40</text:span></text:p>
          </draw:text-box>
        </draw:frame>
        <draw:frame draw:style-name="gr3" draw:text-style-name="P2" draw:layer="layout" svg:width="1.377cm" svg:height="1.139cm" svg:x="18.055cm" svg:y="7.212cm">
          <draw:text-box>
            <text:p text:style-name="P2"><text:span text:style-name="T1">30</text:span></text:p>
          </draw:text-box>
        </draw:frame>
        <draw:frame draw:style-name="gr3" draw:text-style-name="P2" draw:layer="layout" svg:width="1.377cm" svg:height="1.139cm" svg:x="17.994cm" svg:y="9.353cm">
          <draw:text-box>
            <text:p text:style-name="P2"><text:span text:style-name="T1">70</text:span></text:p>
          </draw:text-box>
        </draw:frame>
        <draw:frame draw:style-name="gr3" draw:text-style-name="P2" draw:layer="layout" svg:width="1.377cm" svg:height="1.139cm" svg:x="19.779cm" svg:y="9.342cm">
          <draw:text-box>
            <text:p text:style-name="P2"><text:span text:style-name="T1">80</text:span></text:p>
          </draw:text-box>
        </draw:frame>
        <draw:frame draw:style-name="gr3" draw:text-style-name="P2" draw:layer="layout" svg:width="1.377cm" svg:height="1.139cm" svg:x="19.718cm" svg:y="7.188cm">
          <draw:text-box>
            <text:p text:style-name="P2"><text:span text:style-name="T1">40</text:span></text:p>
          </draw:text-box>
        </draw:frame>
        <draw:frame draw:style-name="gr1" draw:text-style-name="P1" draw:layer="layout" svg:width="1.4cm" svg:height="2.003cm" svg:x="14.458cm" svg:y="12.475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16.358cm" svg:y="12.504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18.348cm" svg:y="14.81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20.009cm" svg:y="14.774cm">
          <draw:image xlink:href="Pictures/10000201000000FD000001698D14B39C.png" xlink:type="simple" xlink:show="embed" xlink:actuate="onLoad">
            <text:p/>
          </draw:image>
        </draw:frame>
        <draw:frame draw:style-name="gr1" draw:text-style-name="P1" draw:layer="layout" svg:width="1.4cm" svg:height="2.003cm" svg:x="14.555cm" svg:y="14.803cm">
          <draw:image xlink:href="Pictures/10000201000001F8000002D1DBDDDABA.png" xlink:type="simple" xlink:show="embed" xlink:actuate="onLoad">
            <text:p/>
          </draw:image>
        </draw:frame>
        <draw:frame draw:style-name="gr1" draw:text-style-name="P1" draw:layer="layout" svg:width="1.391cm" svg:height="1.99cm" svg:x="16.308cm" svg:y="14.795cm">
          <draw:image xlink:href="Pictures/10000201000001F8000002D1C7FBC8AA.png" xlink:type="simple" xlink:show="embed" xlink:actuate="onLoad">
            <text:p/>
          </draw:image>
        </draw:frame>
        <draw:frame draw:style-name="gr1" draw:text-style-name="P1" draw:layer="layout" svg:width="1.371cm" svg:height="1.961cm" svg:x="20.169cm" svg:y="12.654cm">
          <draw:image xlink:href="Pictures/10000201000001F8000002D1939099CB.png" xlink:type="simple" xlink:show="embed" xlink:actuate="onLoad">
            <text:p/>
          </draw:image>
        </draw:frame>
        <draw:frame draw:style-name="gr2" draw:text-style-name="P1" draw:layer="layout" svg:width="1.36cm" svg:height="1.941cm" svg:x="18.326cm" svg:y="12.6cm">
          <draw:image xlink:href="Pictures/10000201000000FD000001698D14B39C.png" xlink:type="simple" xlink:show="embed" xlink:actuate="onLoad">
            <text:p/>
          </draw:image>
        </draw:frame>
        <draw:frame draw:style-name="gr3" draw:text-style-name="P2" draw:layer="layout" svg:width="1.377cm" svg:height="1.139cm" svg:x="14.355cm" svg:y="12.462cm">
          <draw:text-box>
            <text:p text:style-name="P2"><text:span text:style-name="T1">10</text:span></text:p>
          </draw:text-box>
        </draw:frame>
        <draw:frame draw:style-name="gr3" draw:text-style-name="P2" draw:layer="layout" svg:width="1.377cm" svg:height="1.139cm" svg:x="16.189cm" svg:y="12.525cm">
          <draw:text-box>
            <text:p text:style-name="P2"><text:span text:style-name="T1">20</text:span></text:p>
          </draw:text-box>
        </draw:frame>
        <draw:frame draw:style-name="gr3" draw:text-style-name="P2" draw:layer="layout" svg:width="1.377cm" svg:height="1.139cm" svg:x="19.993cm" svg:y="12.57cm">
          <draw:text-box>
            <text:p text:style-name="P2"><text:span text:style-name="T1">60</text:span></text:p>
          </draw:text-box>
        </draw:frame>
        <draw:frame draw:style-name="gr3" draw:text-style-name="P2" draw:layer="layout" svg:width="1.377cm" svg:height="1.139cm" svg:x="18.11cm" svg:y="12.508cm">
          <draw:text-box>
            <text:p text:style-name="P2"><text:span text:style-name="T1">50</text:span></text:p>
          </draw:text-box>
        </draw:frame>
        <draw:frame draw:style-name="gr3" draw:text-style-name="P2" draw:layer="layout" svg:width="1.377cm" svg:height="1.139cm" svg:x="19.782cm" svg:y="14.757cm">
          <draw:text-box>
            <text:p text:style-name="P2"><text:span text:style-name="T1">40</text:span></text:p>
          </draw:text-box>
        </draw:frame>
        <draw:frame draw:style-name="gr7" draw:text-style-name="P2" draw:layer="layout" svg:width="1.377cm" svg:height="1.139cm" svg:x="18.12cm" svg:y="14.782cm">
          <draw:text-box>
            <text:p text:style-name="P2"><text:span text:style-name="T1">30</text:span></text:p>
          </draw:text-box>
        </draw:frame>
        <draw:frame draw:style-name="gr3" draw:text-style-name="P2" draw:layer="layout" svg:width="1.377cm" svg:height="1.139cm" svg:x="14.388cm" svg:y="14.76cm">
          <draw:text-box>
            <text:p text:style-name="P2"><text:span text:style-name="T1">70</text:span></text:p>
          </draw:text-box>
        </draw:frame>
        <draw:frame draw:style-name="gr3" draw:text-style-name="P2" draw:layer="layout" svg:width="1.377cm" svg:height="1.139cm" svg:x="16.173cm" svg:y="14.749cm">
          <draw:text-box>
            <text:p text:style-name="P2"><text:span text:style-name="T1">80</text:span></text:p>
          </draw:text-box>
        </draw:frame>
        <draw:frame draw:style-name="gr3" draw:text-style-name="P2" draw:layer="layout" svg:width="1.377cm" svg:height="1.139cm" svg:x="19.783cm" svg:y="14.758cm">
          <draw:text-box>
            <text:p text:style-name="P2"><text:span text:style-name="T1">40</text:span></text:p>
          </draw:text-box>
        </draw:frame>
        <draw:rect draw:style-name="gr8" draw:text-style-name="P1" draw:layer="layout" svg:width="4.425cm" svg:height="2.485cm" svg:x="18.104cm" svg:y="14.689cm">
          <text:p/>
        </draw:rect>
        <draw:rect draw:style-name="gr9" draw:text-style-name="P1" draw:layer="layout" svg:width="4.682cm" svg:height="2.518cm" svg:x="13.245cm" svg:y="14.64cm">
          <text:p/>
        </draw:rect>
        <draw:rect draw:style-name="gr10" draw:text-style-name="P1" draw:layer="layout" svg:width="8.916cm" svg:height="2.117cm" svg:x="13.742cm" svg:y="12.459cm">
          <text:p/>
        </draw:rect>
        <draw:frame draw:style-name="gr11" draw:layer="layout" svg:width="3.575cm" svg:height="1.17cm" svg:x="21.488cm" svg:y="13.085cm">
          <draw:text-box>
            <text:p><text:span text:style-name="T2">Commun</text:span></text:p>
          </draw:text-box>
        </draw:frame>
        <draw:frame draw:style-name="gr11" draw:layer="layout" svg:width="3.575cm" svg:height="1.17cm" svg:x="13.054cm" svg:y="16.597cm">
          <draw:text-box>
            <text:p><text:span text:style-name="T2">Rare</text:span></text:p>
          </draw:text-box>
        </draw:frame>
        <draw:frame draw:style-name="gr11" draw:layer="layout" svg:width="3.575cm" svg:height="1.351cm" svg:x="21.265cm" svg:y="16.453cm">
          <draw:text-box>
            <text:p><text:span text:style-name="T2">Légendaire</text:span></text:p>
            <text:p><text:span text:style-name="T2"/></text:p>
          </draw:text-box>
        </draw:frame>
        <draw:line draw:style-name="gr12" draw:text-style-name="P1" draw:layer="layout" svg:x1="11.513cm" svg:y1="3.656cm" svg:x2="11.513cm" svg:y2="18.088cm">
          <text:p/>
        </draw:line>
        <draw:frame draw:style-name="gr13" draw:layer="layout" svg:width="6.51cm" svg:height="2.887cm" svg:x="3.191cm" svg:y="3.351cm">
          <draw:text-box>
            <text:p>Option 1</text:p>
          </draw:text-box>
        </draw:frame>
        <draw:frame draw:style-name="gr13" draw:layer="layout" svg:width="6.51cm" svg:height="2.887cm" svg:x="14.689cm" svg:y="2.935cm">
          <draw:text-box>
            <text:p>Option 2<text:line-break/>(adaptable)</text:p>
            <text:p/>
          </draw:text-box>
        </draw:frame>
        <draw:frame draw:style-name="gr14" draw:layer="layout" svg:width="4.903cm" svg:height="12.283cm" svg:x="23.332cm" svg:y="5.885cm">
          <draw:text-box>
            <text:p>Priorité :</text:p>
            <text:p><text:span text:style-name="T3">- Série</text:span></text:p>
            <text:p><text:span text:style-name="T3">- Rareté</text:span></text:p>
            <text:p><text:span text:style-name="T3">-Catégorie</text:span></text:p>
            <text:p><text:span text:style-name="T3">-Sous Catégorie</text:span></text:p>
            <text:p><text:span text:style-name="T3">-Ordre des car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4T19:26:33.54</meta:creation-date>
    <dc:date>2022-02-24T20:21:40.70</dc:date>
    <meta:editing-duration>PT9M16S</meta:editing-duration>
    <meta:editing-cycles>1</meta:editing-cycles>
    <meta:document-statistic meta:object-count="83"/>
    <meta:generator>OpenOffice/4.1.11$Win32 OpenOffice.org_project/4111m1$Build-9808</meta:generator>
  </office:meta>
</office:document-meta>
</file>